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0.06pt" svg:y="69.85pt">
            <loext:p draw:notify-on-update-of-ranges="Sheet1.B3:Sheet1.B500 Sheet1.C3:Sheet1.C500 Sheet1.B3:Sheet1.B500 Sheet1.D3:Sheet1.D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34pt" svg:y="323.01pt">
            <loext:p draw:notify-on-update-of-ranges="Sheet1.B3:Sheet1.B500 Sheet1.E3:Sheet1.E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.062397" calcext:value-type="float">
            <text:p>36.062397</text:p>
          </table:table-cell>
          <table:table-cell office:value-type="float" office:value="8.77903" calcext:value-type="float">
            <text:p>8.779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.448341" calcext:value-type="float">
            <text:p>61.448341</text:p>
          </table:table-cell>
          <table:table-cell office:value-type="float" office:value="23.083773" calcext:value-type="float">
            <text:p>23.083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2.249725" calcext:value-type="float">
            <text:p>102.249725</text:p>
          </table:table-cell>
          <table:table-cell office:value-type="float" office:value="46.860924" calcext:value-type="float">
            <text:p>46.8609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6.094391" calcext:value-type="float">
            <text:p>106.094391</text:p>
          </table:table-cell>
          <table:table-cell office:value-type="float" office:value="51.500633" calcext:value-type="float">
            <text:p>51.50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7.168007" calcext:value-type="float">
            <text:p>97.168007</text:p>
          </table:table-cell>
          <table:table-cell office:value-type="float" office:value="62.999882" calcext:value-type="float">
            <text:p>62.9998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6.584671" calcext:value-type="float">
            <text:p>86.584671</text:p>
          </table:table-cell>
          <table:table-cell office:value-type="float" office:value="55.101879" calcext:value-type="float">
            <text:p>55.1018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.016708" calcext:value-type="float">
            <text:p>83.016708</text:p>
          </table:table-cell>
          <table:table-cell office:value-type="float" office:value="67.895515" calcext:value-type="float">
            <text:p>67.895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.842422" calcext:value-type="float">
            <text:p>81.842422</text:p>
          </table:table-cell>
          <table:table-cell office:value-type="float" office:value="83.74511" calcext:value-type="float">
            <text:p>83.74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.803772" calcext:value-type="float">
            <text:p>69.803772</text:p>
          </table:table-cell>
          <table:table-cell office:value-type="float" office:value="105.13623" calcext:value-type="float">
            <text:p>105.13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.847076" calcext:value-type="float">
            <text:p>64.847076</text:p>
          </table:table-cell>
          <table:table-cell office:value-type="float" office:value="105.450615" calcext:value-type="float">
            <text:p>105.450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5.399467" calcext:value-type="float">
            <text:p>75.399467</text:p>
          </table:table-cell>
          <table:table-cell office:value-type="float" office:value="110.264679" calcext:value-type="float">
            <text:p>110.264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5.701675" calcext:value-type="float">
            <text:p>75.701675</text:p>
          </table:table-cell>
          <table:table-cell office:value-type="float" office:value="98.344063" calcext:value-type="float">
            <text:p>98.344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4.964615" calcext:value-type="float">
            <text:p>74.964615</text:p>
          </table:table-cell>
          <table:table-cell office:value-type="float" office:value="73.934875" calcext:value-type="float">
            <text:p>73.934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1.242783" calcext:value-type="float">
            <text:p>61.242783</text:p>
          </table:table-cell>
          <table:table-cell office:value-type="float" office:value="50.597042" calcext:value-type="float">
            <text:p>50.5970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9.508957" calcext:value-type="float">
            <text:p>59.508957</text:p>
          </table:table-cell>
          <table:table-cell office:value-type="float" office:value="23.599249" calcext:value-type="float">
            <text:p>23.5992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3.40131" calcext:value-type="float">
            <text:p>63.40131</text:p>
          </table:table-cell>
          <table:table-cell office:value-type="float" office:value="6.585286" calcext:value-type="float">
            <text:p>6.5852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6.104675" calcext:value-type="float">
            <text:p>66.104675</text:p>
          </table:table-cell>
          <table:table-cell office:value-type="float" office:value="5.064762" calcext:value-type="float">
            <text:p>5.064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7.993027" calcext:value-type="float">
            <text:p>67.993027</text:p>
          </table:table-cell>
          <table:table-cell office:value-type="float" office:value="12.254316" calcext:value-type="float">
            <text:p>12.2543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0.379387" calcext:value-type="float">
            <text:p>80.379387</text:p>
          </table:table-cell>
          <table:table-cell office:value-type="float" office:value="33.066936" calcext:value-type="float">
            <text:p>33.0669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1.543503" calcext:value-type="float">
            <text:p>81.543503</text:p>
          </table:table-cell>
          <table:table-cell office:value-type="float" office:value="26.098013" calcext:value-type="float">
            <text:p>26.098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6.055153" calcext:value-type="float">
            <text:p>86.055153</text:p>
          </table:table-cell>
          <table:table-cell office:value-type="float" office:value="8.878556" calcext:value-type="float">
            <text:p>8.8785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8.024422" calcext:value-type="float">
            <text:p>78.024422</text:p>
          </table:table-cell>
          <table:table-cell office:value-type="float" office:value="22.421904" calcext:value-type="float">
            <text:p>22.4219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3.576836" calcext:value-type="float">
            <text:p>63.576836</text:p>
          </table:table-cell>
          <table:table-cell office:value-type="float" office:value="16.165169" calcext:value-type="float">
            <text:p>16.1651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9.946747" calcext:value-type="float">
            <text:p>69.946747</text:p>
          </table:table-cell>
          <table:table-cell office:value-type="float" office:value="17.231972" calcext:value-type="float">
            <text:p>17.2319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6.507652" calcext:value-type="float">
            <text:p>56.507652</text:p>
          </table:table-cell>
          <table:table-cell office:value-type="float" office:value="14.855892" calcext:value-type="float">
            <text:p>14.855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3.382946" calcext:value-type="float">
            <text:p>53.382946</text:p>
          </table:table-cell>
          <table:table-cell office:value-type="float" office:value="16.211128" calcext:value-type="float">
            <text:p>16.2111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7.087337" calcext:value-type="float">
            <text:p>47.087337</text:p>
          </table:table-cell>
          <table:table-cell office:value-type="float" office:value="13.547314" calcext:value-type="float">
            <text:p>13.547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6.522369" calcext:value-type="float">
            <text:p>56.522369</text:p>
          </table:table-cell>
          <table:table-cell office:value-type="float" office:value="23.229885" calcext:value-type="float">
            <text:p>23.229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4.237007" calcext:value-type="float">
            <text:p>74.237007</text:p>
          </table:table-cell>
          <table:table-cell office:value-type="float" office:value="21.844961" calcext:value-type="float">
            <text:p>21.8449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7.26889" calcext:value-type="float">
            <text:p>67.26889</text:p>
          </table:table-cell>
          <table:table-cell office:value-type="float" office:value="29.729073" calcext:value-type="float">
            <text:p>29.729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1.439621" calcext:value-type="float">
            <text:p>61.439621</text:p>
          </table:table-cell>
          <table:table-cell office:value-type="float" office:value="41.446533" calcext:value-type="float">
            <text:p>41.446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2.565216" calcext:value-type="float">
            <text:p>52.565216</text:p>
          </table:table-cell>
          <table:table-cell office:value-type="float" office:value="51.614693" calcext:value-type="float">
            <text:p>51.6146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5.563099" calcext:value-type="float">
            <text:p>55.563099</text:p>
          </table:table-cell>
          <table:table-cell office:value-type="float" office:value="43.445942" calcext:value-type="float">
            <text:p>43.445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7.637451" calcext:value-type="float">
            <text:p>57.637451</text:p>
          </table:table-cell>
          <table:table-cell office:value-type="float" office:value="36.580395" calcext:value-type="float">
            <text:p>36.5803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9.913143" calcext:value-type="float">
            <text:p>59.913143</text:p>
          </table:table-cell>
          <table:table-cell office:value-type="float" office:value="28.44977" calcext:value-type="float">
            <text:p>28.449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3.893909" calcext:value-type="float">
            <text:p>63.893909</text:p>
          </table:table-cell>
          <table:table-cell office:value-type="float" office:value="32.378502" calcext:value-type="float">
            <text:p>32.378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1.112896" calcext:value-type="float">
            <text:p>61.112896</text:p>
          </table:table-cell>
          <table:table-cell office:value-type="float" office:value="43.048595" calcext:value-type="float">
            <text:p>43.048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1.456451" calcext:value-type="float">
            <text:p>41.456451</text:p>
          </table:table-cell>
          <table:table-cell office:value-type="float" office:value="47.297642" calcext:value-type="float">
            <text:p>47.297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5.165592" calcext:value-type="float">
            <text:p>45.165592</text:p>
          </table:table-cell>
          <table:table-cell office:value-type="float" office:value="57.241043" calcext:value-type="float">
            <text:p>57.24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.678711" calcext:value-type="float">
            <text:p>50.678711</text:p>
          </table:table-cell>
          <table:table-cell office:value-type="float" office:value="63.166656" calcext:value-type="float">
            <text:p>63.166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1.192257" calcext:value-type="float">
            <text:p>51.192257</text:p>
          </table:table-cell>
          <table:table-cell office:value-type="float" office:value="65.443268" calcext:value-type="float">
            <text:p>65.44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8.845592" calcext:value-type="float">
            <text:p>48.845592</text:p>
          </table:table-cell>
          <table:table-cell office:value-type="float" office:value="58.743229" calcext:value-type="float">
            <text:p>58.7432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5.290413" calcext:value-type="float">
            <text:p>65.290413</text:p>
          </table:table-cell>
          <table:table-cell office:value-type="float" office:value="39.40239" calcext:value-type="float">
            <text:p>39.402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7.007187" calcext:value-type="float">
            <text:p>87.007187</text:p>
          </table:table-cell>
          <table:table-cell office:value-type="float" office:value="22.268911" calcext:value-type="float">
            <text:p>22.268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8.016487" calcext:value-type="float">
            <text:p>108.016487</text:p>
          </table:table-cell>
          <table:table-cell office:value-type="float" office:value="45.031879" calcext:value-type="float">
            <text:p>45.0318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96.137512" calcext:value-type="float">
            <text:p>96.137512</text:p>
          </table:table-cell>
          <table:table-cell office:value-type="float" office:value="54.001026" calcext:value-type="float">
            <text:p>54.00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80.961517" calcext:value-type="float">
            <text:p>80.961517</text:p>
          </table:table-cell>
          <table:table-cell office:value-type="float" office:value="51.348751" calcext:value-type="float">
            <text:p>51.3487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7.848862" calcext:value-type="float">
            <text:p>57.848862</text:p>
          </table:table-cell>
          <table:table-cell office:value-type="float" office:value="25.670765" calcext:value-type="float">
            <text:p>25.670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6.933014" calcext:value-type="float">
            <text:p>56.933014</text:p>
          </table:table-cell>
          <table:table-cell office:value-type="float" office:value="2.113755" calcext:value-type="float">
            <text:p>2.1137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9.385849" calcext:value-type="float">
            <text:p>59.385849</text:p>
          </table:table-cell>
          <table:table-cell office:value-type="float" office:value="-22.61269" calcext:value-type="float">
            <text:p>-22.61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4.285248" calcext:value-type="float">
            <text:p>54.285248</text:p>
          </table:table-cell>
          <table:table-cell office:value-type="float" office:value="-23.605677" calcext:value-type="float">
            <text:p>-23.6056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27289" calcext:value-type="float">
            <text:p>56.127289</text:p>
          </table:table-cell>
          <table:table-cell office:value-type="float" office:value="1.49348" calcext:value-type="float">
            <text:p>1.493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2.846397" calcext:value-type="float">
            <text:p>62.846397</text:p>
          </table:table-cell>
          <table:table-cell office:value-type="float" office:value="-7.778607" calcext:value-type="float">
            <text:p>-7.778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1.165321" calcext:value-type="float">
            <text:p>61.165321</text:p>
          </table:table-cell>
          <table:table-cell office:value-type="float" office:value="-14.862843" calcext:value-type="float">
            <text:p>-14.8628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7.571301" calcext:value-type="float">
            <text:p>57.571301</text:p>
          </table:table-cell>
          <table:table-cell office:value-type="float" office:value="-6.434934" calcext:value-type="float">
            <text:p>-6.4349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.440842" calcext:value-type="float">
            <text:p>57.440842</text:p>
          </table:table-cell>
          <table:table-cell office:value-type="float" office:value="9.705618" calcext:value-type="float">
            <text:p>9.7056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8.264469" calcext:value-type="float">
            <text:p>58.264469</text:p>
          </table:table-cell>
          <table:table-cell office:value-type="float" office:value="19.083006" calcext:value-type="float">
            <text:p>19.083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1.930519" calcext:value-type="float">
            <text:p>61.930519</text:p>
          </table:table-cell>
          <table:table-cell office:value-type="float" office:value="22.865107" calcext:value-type="float">
            <text:p>22.8651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4.719879" calcext:value-type="float">
            <text:p>64.719879</text:p>
          </table:table-cell>
          <table:table-cell office:value-type="float" office:value="19.057699" calcext:value-type="float">
            <text:p>19.0576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7.863575" calcext:value-type="float">
            <text:p>57.863575</text:p>
          </table:table-cell>
          <table:table-cell office:value-type="float" office:value="10.834055" calcext:value-type="float">
            <text:p>10.8340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2.846878" calcext:value-type="float">
            <text:p>52.846878</text:p>
          </table:table-cell>
          <table:table-cell office:value-type="float" office:value="9.986499" calcext:value-type="float">
            <text:p>9.9864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2.036232" calcext:value-type="float">
            <text:p>52.036232</text:p>
          </table:table-cell>
          <table:table-cell office:value-type="float" office:value="11.658344" calcext:value-type="float">
            <text:p>11.658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8.32827" calcext:value-type="float">
            <text:p>38.32827</text:p>
          </table:table-cell>
          <table:table-cell office:value-type="float" office:value="29.972239" calcext:value-type="float">
            <text:p>29.9722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7.727856" calcext:value-type="float">
            <text:p>47.727856</text:p>
          </table:table-cell>
          <table:table-cell office:value-type="float" office:value="27.915039" calcext:value-type="float">
            <text:p>27.915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4.443241" calcext:value-type="float">
            <text:p>54.443241</text:p>
          </table:table-cell>
          <table:table-cell office:value-type="float" office:value="30.354858" calcext:value-type="float">
            <text:p>30.3548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.118813" calcext:value-type="float">
            <text:p>53.118813</text:p>
          </table:table-cell>
          <table:table-cell office:value-type="float" office:value="15.490612" calcext:value-type="float">
            <text:p>15.4906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7.238216" calcext:value-type="float">
            <text:p>57.238216</text:p>
          </table:table-cell>
          <table:table-cell office:value-type="float" office:value="12.402302" calcext:value-type="float">
            <text:p>12.4023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2.656029" calcext:value-type="float">
            <text:p>62.656029</text:p>
          </table:table-cell>
          <table:table-cell office:value-type="float" office:value="2.43904" calcext:value-type="float">
            <text:p>2.439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4.644745" calcext:value-type="float">
            <text:p>64.644745</text:p>
          </table:table-cell>
          <table:table-cell office:value-type="float" office:value="-10.241159" calcext:value-type="float">
            <text:p>-10.2411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2.000397" calcext:value-type="float">
            <text:p>52.000397</text:p>
          </table:table-cell>
          <table:table-cell office:value-type="float" office:value="-6.699841" calcext:value-type="float">
            <text:p>-6.6998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3.525829" calcext:value-type="float">
            <text:p>43.525829</text:p>
          </table:table-cell>
          <table:table-cell office:value-type="float" office:value="-0.984767" calcext:value-type="float">
            <text:p>-0.9847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2.766014" calcext:value-type="float">
            <text:p>52.766014</text:p>
          </table:table-cell>
          <table:table-cell office:value-type="float" office:value="0.030157" calcext:value-type="float">
            <text:p>0.0301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4.46941" calcext:value-type="float">
            <text:p>44.46941</text:p>
          </table:table-cell>
          <table:table-cell office:value-type="float" office:value="-4.058689" calcext:value-type="float">
            <text:p>-4.0586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4.317329" calcext:value-type="float">
            <text:p>54.317329</text:p>
          </table:table-cell>
          <table:table-cell office:value-type="float" office:value="-24.803257" calcext:value-type="float">
            <text:p>-24.8032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9.711517" calcext:value-type="float">
            <text:p>59.711517</text:p>
          </table:table-cell>
          <table:table-cell office:value-type="float" office:value="-40.430126" calcext:value-type="float">
            <text:p>-40.4301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7.047562" calcext:value-type="float">
            <text:p>67.047562</text:p>
          </table:table-cell>
          <table:table-cell office:value-type="float" office:value="-29.934044" calcext:value-type="float">
            <text:p>-29.9340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7.152702" calcext:value-type="float">
            <text:p>77.152702</text:p>
          </table:table-cell>
          <table:table-cell office:value-type="float" office:value="-7.993526" calcext:value-type="float">
            <text:p>-7.9935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8.143875" calcext:value-type="float">
            <text:p>58.143875</text:p>
          </table:table-cell>
          <table:table-cell office:value-type="float" office:value="16.385672" calcext:value-type="float">
            <text:p>16.3856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56.365463" calcext:value-type="float">
            <text:p>56.365463</text:p>
          </table:table-cell>
          <table:table-cell office:value-type="float" office:value="31.231731" calcext:value-type="float">
            <text:p>31.2317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2.985847" calcext:value-type="float">
            <text:p>72.985847</text:p>
          </table:table-cell>
          <table:table-cell office:value-type="float" office:value="33.715851" calcext:value-type="float">
            <text:p>33.715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7.184292" calcext:value-type="float">
            <text:p>57.184292</text:p>
          </table:table-cell>
          <table:table-cell office:value-type="float" office:value="26.437962" calcext:value-type="float">
            <text:p>26.4379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2.750561" calcext:value-type="float">
            <text:p>62.750561</text:p>
          </table:table-cell>
          <table:table-cell office:value-type="float" office:value="13.114777" calcext:value-type="float">
            <text:p>13.114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6.902027" calcext:value-type="float">
            <text:p>56.902027</text:p>
          </table:table-cell>
          <table:table-cell office:value-type="float" office:value="2.390194" calcext:value-type="float">
            <text:p>2.3901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6.290054" calcext:value-type="float">
            <text:p>66.290054</text:p>
          </table:table-cell>
          <table:table-cell office:value-type="float" office:value="-2.226521" calcext:value-type="float">
            <text:p>-2.2265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2.986874" calcext:value-type="float">
            <text:p>52.986874</text:p>
          </table:table-cell>
          <table:table-cell office:value-type="float" office:value="3.591591" calcext:value-type="float">
            <text:p>3.5915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.551624" calcext:value-type="float">
            <text:p>43.551624</text:p>
          </table:table-cell>
          <table:table-cell office:value-type="float" office:value="14.396207" calcext:value-type="float">
            <text:p>14.3962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4.20916" calcext:value-type="float">
            <text:p>54.20916</text:p>
          </table:table-cell>
          <table:table-cell office:value-type="float" office:value="15.665784" calcext:value-type="float">
            <text:p>15.6657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52.848877" calcext:value-type="float">
            <text:p>52.848877</text:p>
          </table:table-cell>
          <table:table-cell office:value-type="float" office:value="14.648185" calcext:value-type="float">
            <text:p>14.6481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7.175003" calcext:value-type="float">
            <text:p>47.175003</text:p>
          </table:table-cell>
          <table:table-cell office:value-type="float" office:value="35.016033" calcext:value-type="float">
            <text:p>35.016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4.034073" calcext:value-type="float">
            <text:p>54.034073</text:p>
          </table:table-cell>
          <table:table-cell office:value-type="float" office:value="49.445473" calcext:value-type="float">
            <text:p>49.445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56.116947" calcext:value-type="float">
            <text:p>56.116947</text:p>
          </table:table-cell>
          <table:table-cell office:value-type="float" office:value="39.933266" calcext:value-type="float">
            <text:p>39.9332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50.961002" calcext:value-type="float">
            <text:p>50.961002</text:p>
          </table:table-cell>
          <table:table-cell office:value-type="float" office:value="13.256377" calcext:value-type="float">
            <text:p>13.2563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7.048183" calcext:value-type="float">
            <text:p>47.048183</text:p>
          </table:table-cell>
          <table:table-cell office:value-type="float" office:value="7.514943" calcext:value-type="float">
            <text:p>7.5149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2.27993" calcext:value-type="float">
            <text:p>52.27993</text:p>
          </table:table-cell>
          <table:table-cell office:value-type="float" office:value="25.669024" calcext:value-type="float">
            <text:p>25.6690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58.152756" calcext:value-type="float">
            <text:p>58.152756</text:p>
          </table:table-cell>
          <table:table-cell office:value-type="float" office:value="0.54626" calcext:value-type="float">
            <text:p>0.546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68.594788" calcext:value-type="float">
            <text:p>68.594788</text:p>
          </table:table-cell>
          <table:table-cell office:value-type="float" office:value="-8.481874" calcext:value-type="float">
            <text:p>-8.4818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1.793373" calcext:value-type="float">
            <text:p>61.793373</text:p>
          </table:table-cell>
          <table:table-cell office:value-type="float" office:value="-8.001213" calcext:value-type="float">
            <text:p>-8.001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6.99057" calcext:value-type="float">
            <text:p>56.99057</text:p>
          </table:table-cell>
          <table:table-cell office:value-type="float" office:value="-27.234053" calcext:value-type="float">
            <text:p>-27.2340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50.824875" calcext:value-type="float">
            <text:p>50.824875</text:p>
          </table:table-cell>
          <table:table-cell office:value-type="float" office:value="-28.002861" calcext:value-type="float">
            <text:p>-28.0028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2.235313" calcext:value-type="float">
            <text:p>52.235313</text:p>
          </table:table-cell>
          <table:table-cell office:value-type="float" office:value="-21.709265" calcext:value-type="float">
            <text:p>-21.7092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47.439526" calcext:value-type="float">
            <text:p>47.439526</text:p>
          </table:table-cell>
          <table:table-cell office:value-type="float" office:value="2.551641" calcext:value-type="float">
            <text:p>2.5516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3.921337" calcext:value-type="float">
            <text:p>53.921337</text:p>
          </table:table-cell>
          <table:table-cell office:value-type="float" office:value="4.883643" calcext:value-type="float">
            <text:p>4.8836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9.810581" calcext:value-type="float">
            <text:p>59.810581</text:p>
          </table:table-cell>
          <table:table-cell office:value-type="float" office:value="1.133426" calcext:value-type="float">
            <text:p>1.1334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59.771431" calcext:value-type="float">
            <text:p>59.771431</text:p>
          </table:table-cell>
          <table:table-cell office:value-type="float" office:value="5.287976" calcext:value-type="float">
            <text:p>5.287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5.436966" calcext:value-type="float">
            <text:p>65.436966</text:p>
          </table:table-cell>
          <table:table-cell office:value-type="float" office:value="13.518759" calcext:value-type="float">
            <text:p>13.518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55.884228" calcext:value-type="float">
            <text:p>55.884228</text:p>
          </table:table-cell>
          <table:table-cell office:value-type="float" office:value="31.303808" calcext:value-type="float">
            <text:p>31.303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56.628666" calcext:value-type="float">
            <text:p>56.628666</text:p>
          </table:table-cell>
          <table:table-cell office:value-type="float" office:value="34.750744" calcext:value-type="float">
            <text:p>34.7507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68.112732" calcext:value-type="float">
            <text:p>68.112732</text:p>
          </table:table-cell>
          <table:table-cell office:value-type="float" office:value="49.25296" calcext:value-type="float">
            <text:p>49.25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4.120987" calcext:value-type="float">
            <text:p>64.120987</text:p>
          </table:table-cell>
          <table:table-cell office:value-type="float" office:value="66.769249" calcext:value-type="float">
            <text:p>66.76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0.139141" calcext:value-type="float">
            <text:p>60.139141</text:p>
          </table:table-cell>
          <table:table-cell office:value-type="float" office:value="45.620541" calcext:value-type="float">
            <text:p>45.6205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7.409752" calcext:value-type="float">
            <text:p>57.409752</text:p>
          </table:table-cell>
          <table:table-cell office:value-type="float" office:value="34.045002" calcext:value-type="float">
            <text:p>34.045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0.954288" calcext:value-type="float">
            <text:p>50.954288</text:p>
          </table:table-cell>
          <table:table-cell office:value-type="float" office:value="26.807077" calcext:value-type="float">
            <text:p>26.8070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0.17849" calcext:value-type="float">
            <text:p>50.17849</text:p>
          </table:table-cell>
          <table:table-cell office:value-type="float" office:value="18.054859" calcext:value-type="float">
            <text:p>18.0548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7.573048" calcext:value-type="float">
            <text:p>57.573048</text:p>
          </table:table-cell>
          <table:table-cell office:value-type="float" office:value="16.497942" calcext:value-type="float">
            <text:p>16.497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64.744316" calcext:value-type="float">
            <text:p>64.744316</text:p>
          </table:table-cell>
          <table:table-cell office:value-type="float" office:value="45.420177" calcext:value-type="float">
            <text:p>45.42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65.362755" calcext:value-type="float">
            <text:p>65.362755</text:p>
          </table:table-cell>
          <table:table-cell office:value-type="float" office:value="52.743649" calcext:value-type="float">
            <text:p>52.7436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9.681118" calcext:value-type="float">
            <text:p>49.681118</text:p>
          </table:table-cell>
          <table:table-cell office:value-type="float" office:value="36.474964" calcext:value-type="float">
            <text:p>36.4749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8.236332" calcext:value-type="float">
            <text:p>58.236332</text:p>
          </table:table-cell>
          <table:table-cell office:value-type="float" office:value="20.90134" calcext:value-type="float">
            <text:p>20.901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55.738094" calcext:value-type="float">
            <text:p>55.738094</text:p>
          </table:table-cell>
          <table:table-cell office:value-type="float" office:value="16.985336" calcext:value-type="float">
            <text:p>16.9853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3.778778" calcext:value-type="float">
            <text:p>63.778778</text:p>
          </table:table-cell>
          <table:table-cell office:value-type="float" office:value="16.09469" calcext:value-type="float">
            <text:p>16.094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1.175419" calcext:value-type="float">
            <text:p>41.175419</text:p>
          </table:table-cell>
          <table:table-cell office:value-type="float" office:value="6.986862" calcext:value-type="float">
            <text:p>6.9868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43.492367" calcext:value-type="float">
            <text:p>43.492367</text:p>
          </table:table-cell>
          <table:table-cell office:value-type="float" office:value="-1.337234" calcext:value-type="float">
            <text:p>-1.3372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7.662323" calcext:value-type="float">
            <text:p>47.662323</text:p>
          </table:table-cell>
          <table:table-cell office:value-type="float" office:value="-7.107673" calcext:value-type="float">
            <text:p>-7.1076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5.591946" calcext:value-type="float">
            <text:p>45.591946</text:p>
          </table:table-cell>
          <table:table-cell office:value-type="float" office:value="3.132165" calcext:value-type="float">
            <text:p>3.1321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8.638912" calcext:value-type="float">
            <text:p>58.638912</text:p>
          </table:table-cell>
          <table:table-cell office:value-type="float" office:value="17.566107" calcext:value-type="float">
            <text:p>17.566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60.946377" calcext:value-type="float">
            <text:p>60.946377</text:p>
          </table:table-cell>
          <table:table-cell office:value-type="float" office:value="23.588133" calcext:value-type="float">
            <text:p>23.588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56.99765" calcext:value-type="float">
            <text:p>56.99765</text:p>
          </table:table-cell>
          <table:table-cell office:value-type="float" office:value="16.766266" calcext:value-type="float">
            <text:p>16.7662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1.936577" calcext:value-type="float">
            <text:p>41.936577</text:p>
          </table:table-cell>
          <table:table-cell office:value-type="float" office:value="9.074409" calcext:value-type="float">
            <text:p>9.0744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42.453018" calcext:value-type="float">
            <text:p>42.453018</text:p>
          </table:table-cell>
          <table:table-cell office:value-type="float" office:value="25.990307" calcext:value-type="float">
            <text:p>25.9903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5.426414" calcext:value-type="float">
            <text:p>45.426414</text:p>
          </table:table-cell>
          <table:table-cell office:value-type="float" office:value="24.626965" calcext:value-type="float">
            <text:p>24.626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47.741596" calcext:value-type="float">
            <text:p>47.741596</text:p>
          </table:table-cell>
          <table:table-cell office:value-type="float" office:value="40.4604" calcext:value-type="float">
            <text:p>40.4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44.533531" calcext:value-type="float">
            <text:p>44.533531</text:p>
          </table:table-cell>
          <table:table-cell office:value-type="float" office:value="54.202877" calcext:value-type="float">
            <text:p>54.20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54.454418" calcext:value-type="float">
            <text:p>54.454418</text:p>
          </table:table-cell>
          <table:table-cell office:value-type="float" office:value="51.453632" calcext:value-type="float">
            <text:p>51.4536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43.886765" calcext:value-type="float">
            <text:p>43.886765</text:p>
          </table:table-cell>
          <table:table-cell office:value-type="float" office:value="44.724335" calcext:value-type="float">
            <text:p>44.7243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43.655972" calcext:value-type="float">
            <text:p>43.655972</text:p>
          </table:table-cell>
          <table:table-cell office:value-type="float" office:value="41.285343" calcext:value-type="float">
            <text:p>41.285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48.804245" calcext:value-type="float">
            <text:p>48.804245</text:p>
          </table:table-cell>
          <table:table-cell office:value-type="float" office:value="34.51815" calcext:value-type="float">
            <text:p>34.518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49.897011" calcext:value-type="float">
            <text:p>49.897011</text:p>
          </table:table-cell>
          <table:table-cell office:value-type="float" office:value="34.80162" calcext:value-type="float">
            <text:p>34.801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43.660225" calcext:value-type="float">
            <text:p>43.660225</text:p>
          </table:table-cell>
          <table:table-cell office:value-type="float" office:value="24.291021" calcext:value-type="float">
            <text:p>24.2910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51.069252" calcext:value-type="float">
            <text:p>51.069252</text:p>
          </table:table-cell>
          <table:table-cell office:value-type="float" office:value="-1.160076" calcext:value-type="float">
            <text:p>-1.1600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5.862404" calcext:value-type="float">
            <text:p>45.862404</text:p>
          </table:table-cell>
          <table:table-cell office:value-type="float" office:value="-6.857901" calcext:value-type="float">
            <text:p>-6.8579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51.109203" calcext:value-type="float">
            <text:p>51.109203</text:p>
          </table:table-cell>
          <table:table-cell office:value-type="float" office:value="-7.578489" calcext:value-type="float">
            <text:p>-7.5784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41.5312" calcext:value-type="float">
            <text:p>41.5312</text:p>
          </table:table-cell>
          <table:table-cell office:value-type="float" office:value="2.78495" calcext:value-type="float">
            <text:p>2.784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42.185978" calcext:value-type="float">
            <text:p>42.185978</text:p>
          </table:table-cell>
          <table:table-cell office:value-type="float" office:value="2.958606" calcext:value-type="float">
            <text:p>2.9586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45.447922" calcext:value-type="float">
            <text:p>45.447922</text:p>
          </table:table-cell>
          <table:table-cell office:value-type="float" office:value="-6.483935" calcext:value-type="float">
            <text:p>-6.4839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1.408569" calcext:value-type="float">
            <text:p>41.408569</text:p>
          </table:table-cell>
          <table:table-cell office:value-type="float" office:value="-21.213005" calcext:value-type="float">
            <text:p>-21.2130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53.633915" calcext:value-type="float">
            <text:p>53.633915</text:p>
          </table:table-cell>
          <table:table-cell office:value-type="float" office:value="-45.052753" calcext:value-type="float">
            <text:p>-45.0527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43.864986" calcext:value-type="float">
            <text:p>43.864986</text:p>
          </table:table-cell>
          <table:table-cell office:value-type="float" office:value="-51.073143" calcext:value-type="float">
            <text:p>-51.0731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47.205456" calcext:value-type="float">
            <text:p>47.205456</text:p>
          </table:table-cell>
          <table:table-cell office:value-type="float" office:value="-45.630863" calcext:value-type="float">
            <text:p>-45.6308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3.64706" calcext:value-type="float">
            <text:p>53.64706</text:p>
          </table:table-cell>
          <table:table-cell office:value-type="float" office:value="-20.251778" calcext:value-type="float">
            <text:p>-20.2517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4.408268" calcext:value-type="float">
            <text:p>54.408268</text:p>
          </table:table-cell>
          <table:table-cell office:value-type="float" office:value="8.949796" calcext:value-type="float">
            <text:p>8.949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61.848488" calcext:value-type="float">
            <text:p>61.848488</text:p>
          </table:table-cell>
          <table:table-cell office:value-type="float" office:value="12.656529" calcext:value-type="float">
            <text:p>12.6565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64.683128" calcext:value-type="float">
            <text:p>64.683128</text:p>
          </table:table-cell>
          <table:table-cell office:value-type="float" office:value="13.895757" calcext:value-type="float">
            <text:p>13.895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9.827225" calcext:value-type="float">
            <text:p>59.827225</text:p>
          </table:table-cell>
          <table:table-cell office:value-type="float" office:value="9.364973" calcext:value-type="float">
            <text:p>9.364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51.893837" calcext:value-type="float">
            <text:p>51.893837</text:p>
          </table:table-cell>
          <table:table-cell office:value-type="float" office:value="19.55081" calcext:value-type="float">
            <text:p>19.5508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22:33:06.625585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09-24T22:14:40.465250737</meta:creation-date>
    <dc:date>2018-11-11T09:49:16.285502964</dc:date>
    <dc:creator>Pascal Baillehache</dc:creator>
    <meta:editing-duration>PT14H26M36S</meta:editing-duration>
    <meta:editing-cycles>14</meta:editing-cycles>
    <meta:generator>LibreOffice/5.1.6.2$Linux_x86 LibreOffice_project/10m0$Build-2</meta:generator>
    <meta:document-statistic meta:table-count="1" meta:cell-count="6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D500" svg:x="0.32cm" svg:y="0.18cm" svg:width="15.36cm" svg:height="8.64cm">
          <chartooo:coordinate-region svg:x="1.047cm" svg:y="0.379cm" svg:width="14.27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500" chart:class="chart:scatter">
            <chart:domain table:cell-range-address="Sheet1.B3:Sheet1.B500"/>
            <chart:data-point chart:repeated="498"/>
          </chart:series>
          <chart:series chart:style-name="ch6" chart:values-cell-range-address="Sheet1.D3:Sheet1.D500" chart:class="chart:scatter">
            <chart:data-point chart:repeated="4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00</svg:desc>
                </draw:g>
              </table:table-cell>
              <table:table-cell office:value-type="float" office:value="36.062397">
                <text:p>36.062397</text:p>
                <draw:g>
                  <svg:desc>Sheet1.C3:Sheet1.C500</svg:desc>
                </draw:g>
              </table:table-cell>
              <table:table-cell office:value-type="float" office:value="8.77903">
                <text:p>8.77903</text:p>
                <draw:g>
                  <svg:desc>Sheet1.D3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1.448341">
                <text:p>61.448341</text:p>
              </table:table-cell>
              <table:table-cell office:value-type="float" office:value="23.083773">
                <text:p>23.08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2.249725">
                <text:p>102.249725</text:p>
              </table:table-cell>
              <table:table-cell office:value-type="float" office:value="46.860924">
                <text:p>46.860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6.094391">
                <text:p>106.094391</text:p>
              </table:table-cell>
              <table:table-cell office:value-type="float" office:value="51.500633">
                <text:p>51.500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168007">
                <text:p>97.168007</text:p>
              </table:table-cell>
              <table:table-cell office:value-type="float" office:value="62.999882">
                <text:p>62.999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.584671">
                <text:p>86.584671</text:p>
              </table:table-cell>
              <table:table-cell office:value-type="float" office:value="55.101879">
                <text:p>55.101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3.016708">
                <text:p>83.016708</text:p>
              </table:table-cell>
              <table:table-cell office:value-type="float" office:value="67.895515">
                <text:p>67.895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1.842422">
                <text:p>81.842422</text:p>
              </table:table-cell>
              <table:table-cell office:value-type="float" office:value="83.74511">
                <text:p>83.74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803772">
                <text:p>69.803772</text:p>
              </table:table-cell>
              <table:table-cell office:value-type="float" office:value="105.13623">
                <text:p>105.13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4.847076">
                <text:p>64.847076</text:p>
              </table:table-cell>
              <table:table-cell office:value-type="float" office:value="105.450615">
                <text:p>105.450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399467">
                <text:p>75.399467</text:p>
              </table:table-cell>
              <table:table-cell office:value-type="float" office:value="110.264679">
                <text:p>110.264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5.701675">
                <text:p>75.701675</text:p>
              </table:table-cell>
              <table:table-cell office:value-type="float" office:value="98.344063">
                <text:p>98.344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964615">
                <text:p>74.964615</text:p>
              </table:table-cell>
              <table:table-cell office:value-type="float" office:value="73.934875">
                <text:p>73.934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1.242783">
                <text:p>61.242783</text:p>
              </table:table-cell>
              <table:table-cell office:value-type="float" office:value="50.597042">
                <text:p>50.597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9.508957">
                <text:p>59.508957</text:p>
              </table:table-cell>
              <table:table-cell office:value-type="float" office:value="23.599249">
                <text:p>23.599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3.40131">
                <text:p>63.40131</text:p>
              </table:table-cell>
              <table:table-cell office:value-type="float" office:value="6.585286">
                <text:p>6.585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.104675">
                <text:p>66.104675</text:p>
              </table:table-cell>
              <table:table-cell office:value-type="float" office:value="5.064762">
                <text:p>5.064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7.993027">
                <text:p>67.993027</text:p>
              </table:table-cell>
              <table:table-cell office:value-type="float" office:value="12.254316">
                <text:p>12.254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0.379387">
                <text:p>80.379387</text:p>
              </table:table-cell>
              <table:table-cell office:value-type="float" office:value="33.066936">
                <text:p>33.066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1.543503">
                <text:p>81.543503</text:p>
              </table:table-cell>
              <table:table-cell office:value-type="float" office:value="26.098013">
                <text:p>26.098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6.055153">
                <text:p>86.055153</text:p>
              </table:table-cell>
              <table:table-cell office:value-type="float" office:value="8.878556">
                <text:p>8.878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8.024422">
                <text:p>78.024422</text:p>
              </table:table-cell>
              <table:table-cell office:value-type="float" office:value="22.421904">
                <text:p>22.421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3.576836">
                <text:p>63.576836</text:p>
              </table:table-cell>
              <table:table-cell office:value-type="float" office:value="16.165169">
                <text:p>16.165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946747">
                <text:p>69.946747</text:p>
              </table:table-cell>
              <table:table-cell office:value-type="float" office:value="17.231972">
                <text:p>17.231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6.507652">
                <text:p>56.507652</text:p>
              </table:table-cell>
              <table:table-cell office:value-type="float" office:value="14.855892">
                <text:p>14.855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3.382946">
                <text:p>53.382946</text:p>
              </table:table-cell>
              <table:table-cell office:value-type="float" office:value="16.211128">
                <text:p>16.211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7.087337">
                <text:p>47.087337</text:p>
              </table:table-cell>
              <table:table-cell office:value-type="float" office:value="13.547314">
                <text:p>13.547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6.522369">
                <text:p>56.522369</text:p>
              </table:table-cell>
              <table:table-cell office:value-type="float" office:value="23.229885">
                <text:p>23.229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4.237007">
                <text:p>74.237007</text:p>
              </table:table-cell>
              <table:table-cell office:value-type="float" office:value="21.844961">
                <text:p>21.844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7.26889">
                <text:p>67.26889</text:p>
              </table:table-cell>
              <table:table-cell office:value-type="float" office:value="29.729073">
                <text:p>29.729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1.439621">
                <text:p>61.439621</text:p>
              </table:table-cell>
              <table:table-cell office:value-type="float" office:value="41.446533">
                <text:p>41.4465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.565216">
                <text:p>52.565216</text:p>
              </table:table-cell>
              <table:table-cell office:value-type="float" office:value="51.614693">
                <text:p>51.614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5.563099">
                <text:p>55.563099</text:p>
              </table:table-cell>
              <table:table-cell office:value-type="float" office:value="43.445942">
                <text:p>43.445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7.637451">
                <text:p>57.637451</text:p>
              </table:table-cell>
              <table:table-cell office:value-type="float" office:value="36.580395">
                <text:p>36.580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9.913143">
                <text:p>59.913143</text:p>
              </table:table-cell>
              <table:table-cell office:value-type="float" office:value="28.44977">
                <text:p>28.44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3.893909">
                <text:p>63.893909</text:p>
              </table:table-cell>
              <table:table-cell office:value-type="float" office:value="32.378502">
                <text:p>32.378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1.112896">
                <text:p>61.112896</text:p>
              </table:table-cell>
              <table:table-cell office:value-type="float" office:value="43.048595">
                <text:p>43.048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.456451">
                <text:p>41.456451</text:p>
              </table:table-cell>
              <table:table-cell office:value-type="float" office:value="47.297642">
                <text:p>47.297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5.165592">
                <text:p>45.165592</text:p>
              </table:table-cell>
              <table:table-cell office:value-type="float" office:value="57.241043">
                <text:p>57.241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.678711">
                <text:p>50.678711</text:p>
              </table:table-cell>
              <table:table-cell office:value-type="float" office:value="63.166656">
                <text:p>63.16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1.192257">
                <text:p>51.192257</text:p>
              </table:table-cell>
              <table:table-cell office:value-type="float" office:value="65.443268">
                <text:p>65.443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8.845592">
                <text:p>48.845592</text:p>
              </table:table-cell>
              <table:table-cell office:value-type="float" office:value="58.743229">
                <text:p>58.743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5.290413">
                <text:p>65.290413</text:p>
              </table:table-cell>
              <table:table-cell office:value-type="float" office:value="39.40239">
                <text:p>39.40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7.007187">
                <text:p>87.007187</text:p>
              </table:table-cell>
              <table:table-cell office:value-type="float" office:value="22.268911">
                <text:p>22.268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8.016487">
                <text:p>108.016487</text:p>
              </table:table-cell>
              <table:table-cell office:value-type="float" office:value="45.031879">
                <text:p>45.031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6.137512">
                <text:p>96.137512</text:p>
              </table:table-cell>
              <table:table-cell office:value-type="float" office:value="54.001026">
                <text:p>54.001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0.961517">
                <text:p>80.961517</text:p>
              </table:table-cell>
              <table:table-cell office:value-type="float" office:value="51.348751">
                <text:p>51.348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7.848862">
                <text:p>57.848862</text:p>
              </table:table-cell>
              <table:table-cell office:value-type="float" office:value="25.670765">
                <text:p>25.670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6.933014">
                <text:p>56.933014</text:p>
              </table:table-cell>
              <table:table-cell office:value-type="float" office:value="2.113755">
                <text:p>2.113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9.385849">
                <text:p>59.385849</text:p>
              </table:table-cell>
              <table:table-cell office:value-type="float" office:value="-22.61269">
                <text:p>-22.61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4.285248">
                <text:p>54.285248</text:p>
              </table:table-cell>
              <table:table-cell office:value-type="float" office:value="-23.605677">
                <text:p>-23.605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.127289">
                <text:p>56.127289</text:p>
              </table:table-cell>
              <table:table-cell office:value-type="float" office:value="1.49348">
                <text:p>1.49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2.846397">
                <text:p>62.846397</text:p>
              </table:table-cell>
              <table:table-cell office:value-type="float" office:value="-7.778607">
                <text:p>-7.778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1.165321">
                <text:p>61.165321</text:p>
              </table:table-cell>
              <table:table-cell office:value-type="float" office:value="-14.862843">
                <text:p>-14.862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7.571301">
                <text:p>57.571301</text:p>
              </table:table-cell>
              <table:table-cell office:value-type="float" office:value="-6.434934">
                <text:p>-6.434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.440842">
                <text:p>57.440842</text:p>
              </table:table-cell>
              <table:table-cell office:value-type="float" office:value="9.705618">
                <text:p>9.705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.264469">
                <text:p>58.264469</text:p>
              </table:table-cell>
              <table:table-cell office:value-type="float" office:value="19.083006">
                <text:p>19.083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1.930519">
                <text:p>61.930519</text:p>
              </table:table-cell>
              <table:table-cell office:value-type="float" office:value="22.865107">
                <text:p>22.8651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4.719879">
                <text:p>64.719879</text:p>
              </table:table-cell>
              <table:table-cell office:value-type="float" office:value="19.057699">
                <text:p>19.057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7.863575">
                <text:p>57.863575</text:p>
              </table:table-cell>
              <table:table-cell office:value-type="float" office:value="10.834055">
                <text:p>10.834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2.846878">
                <text:p>52.846878</text:p>
              </table:table-cell>
              <table:table-cell office:value-type="float" office:value="9.986499">
                <text:p>9.986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2.036232">
                <text:p>52.036232</text:p>
              </table:table-cell>
              <table:table-cell office:value-type="float" office:value="11.658344">
                <text:p>11.658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8.32827">
                <text:p>38.32827</text:p>
              </table:table-cell>
              <table:table-cell office:value-type="float" office:value="29.972239">
                <text:p>29.972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7.727856">
                <text:p>47.727856</text:p>
              </table:table-cell>
              <table:table-cell office:value-type="float" office:value="27.915039">
                <text:p>27.9150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4.443241">
                <text:p>54.443241</text:p>
              </table:table-cell>
              <table:table-cell office:value-type="float" office:value="30.354858">
                <text:p>30.354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3.118813">
                <text:p>53.118813</text:p>
              </table:table-cell>
              <table:table-cell office:value-type="float" office:value="15.490612">
                <text:p>15.4906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7.238216">
                <text:p>57.238216</text:p>
              </table:table-cell>
              <table:table-cell office:value-type="float" office:value="12.402302">
                <text:p>12.402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2.656029">
                <text:p>62.656029</text:p>
              </table:table-cell>
              <table:table-cell office:value-type="float" office:value="2.43904">
                <text:p>2.43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4.644745">
                <text:p>64.644745</text:p>
              </table:table-cell>
              <table:table-cell office:value-type="float" office:value="-10.241159">
                <text:p>-10.241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2.000397">
                <text:p>52.000397</text:p>
              </table:table-cell>
              <table:table-cell office:value-type="float" office:value="-6.699841">
                <text:p>-6.6998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3.525829">
                <text:p>43.525829</text:p>
              </table:table-cell>
              <table:table-cell office:value-type="float" office:value="-0.984767">
                <text:p>-0.984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2.766014">
                <text:p>52.766014</text:p>
              </table:table-cell>
              <table:table-cell office:value-type="float" office:value="0.030157">
                <text:p>0.030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4.46941">
                <text:p>44.46941</text:p>
              </table:table-cell>
              <table:table-cell office:value-type="float" office:value="-4.058689">
                <text:p>-4.05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4.317329">
                <text:p>54.317329</text:p>
              </table:table-cell>
              <table:table-cell office:value-type="float" office:value="-24.803257">
                <text:p>-24.803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9.711517">
                <text:p>59.711517</text:p>
              </table:table-cell>
              <table:table-cell office:value-type="float" office:value="-40.430126">
                <text:p>-40.430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7.047562">
                <text:p>67.047562</text:p>
              </table:table-cell>
              <table:table-cell office:value-type="float" office:value="-29.934044">
                <text:p>-29.934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.152702">
                <text:p>77.152702</text:p>
              </table:table-cell>
              <table:table-cell office:value-type="float" office:value="-7.993526">
                <text:p>-7.993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8.143875">
                <text:p>58.143875</text:p>
              </table:table-cell>
              <table:table-cell office:value-type="float" office:value="16.385672">
                <text:p>16.385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6.365463">
                <text:p>56.365463</text:p>
              </table:table-cell>
              <table:table-cell office:value-type="float" office:value="31.231731">
                <text:p>31.231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2.985847">
                <text:p>72.985847</text:p>
              </table:table-cell>
              <table:table-cell office:value-type="float" office:value="33.715851">
                <text:p>33.715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7.184292">
                <text:p>57.184292</text:p>
              </table:table-cell>
              <table:table-cell office:value-type="float" office:value="26.437962">
                <text:p>26.437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2.750561">
                <text:p>62.750561</text:p>
              </table:table-cell>
              <table:table-cell office:value-type="float" office:value="13.114777">
                <text:p>13.114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6.902027">
                <text:p>56.902027</text:p>
              </table:table-cell>
              <table:table-cell office:value-type="float" office:value="2.390194">
                <text:p>2.3901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6.290054">
                <text:p>66.290054</text:p>
              </table:table-cell>
              <table:table-cell office:value-type="float" office:value="-2.226521">
                <text:p>-2.2265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2.986874">
                <text:p>52.986874</text:p>
              </table:table-cell>
              <table:table-cell office:value-type="float" office:value="3.591591">
                <text:p>3.5915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3.551624">
                <text:p>43.551624</text:p>
              </table:table-cell>
              <table:table-cell office:value-type="float" office:value="14.396207">
                <text:p>14.396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4.20916">
                <text:p>54.20916</text:p>
              </table:table-cell>
              <table:table-cell office:value-type="float" office:value="15.665784">
                <text:p>15.665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2.848877">
                <text:p>52.848877</text:p>
              </table:table-cell>
              <table:table-cell office:value-type="float" office:value="14.648185">
                <text:p>14.648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7.175003">
                <text:p>47.175003</text:p>
              </table:table-cell>
              <table:table-cell office:value-type="float" office:value="35.016033">
                <text:p>35.016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4.034073">
                <text:p>54.034073</text:p>
              </table:table-cell>
              <table:table-cell office:value-type="float" office:value="49.445473">
                <text:p>49.4454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6.116947">
                <text:p>56.116947</text:p>
              </table:table-cell>
              <table:table-cell office:value-type="float" office:value="39.933266">
                <text:p>39.933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0.961002">
                <text:p>50.961002</text:p>
              </table:table-cell>
              <table:table-cell office:value-type="float" office:value="13.256377">
                <text:p>13.2563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7.048183">
                <text:p>47.048183</text:p>
              </table:table-cell>
              <table:table-cell office:value-type="float" office:value="7.514943">
                <text:p>7.514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.27993">
                <text:p>52.27993</text:p>
              </table:table-cell>
              <table:table-cell office:value-type="float" office:value="25.669024">
                <text:p>25.669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8.152756">
                <text:p>58.152756</text:p>
              </table:table-cell>
              <table:table-cell office:value-type="float" office:value="0.54626">
                <text:p>0.54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8.594788">
                <text:p>68.594788</text:p>
              </table:table-cell>
              <table:table-cell office:value-type="float" office:value="-8.481874">
                <text:p>-8.481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1.793373">
                <text:p>61.793373</text:p>
              </table:table-cell>
              <table:table-cell office:value-type="float" office:value="-8.001213">
                <text:p>-8.001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6.99057">
                <text:p>56.99057</text:p>
              </table:table-cell>
              <table:table-cell office:value-type="float" office:value="-27.234053">
                <text:p>-27.234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0.824875">
                <text:p>50.824875</text:p>
              </table:table-cell>
              <table:table-cell office:value-type="float" office:value="-28.002861">
                <text:p>-28.002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2.235313">
                <text:p>52.235313</text:p>
              </table:table-cell>
              <table:table-cell office:value-type="float" office:value="-21.709265">
                <text:p>-21.709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7.439526">
                <text:p>47.439526</text:p>
              </table:table-cell>
              <table:table-cell office:value-type="float" office:value="2.551641">
                <text:p>2.5516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3.921337">
                <text:p>53.921337</text:p>
              </table:table-cell>
              <table:table-cell office:value-type="float" office:value="4.883643">
                <text:p>4.883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9.810581">
                <text:p>59.810581</text:p>
              </table:table-cell>
              <table:table-cell office:value-type="float" office:value="1.133426">
                <text:p>1.1334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9.771431">
                <text:p>59.771431</text:p>
              </table:table-cell>
              <table:table-cell office:value-type="float" office:value="5.287976">
                <text:p>5.2879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5.436966">
                <text:p>65.436966</text:p>
              </table:table-cell>
              <table:table-cell office:value-type="float" office:value="13.518759">
                <text:p>13.518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5.884228">
                <text:p>55.884228</text:p>
              </table:table-cell>
              <table:table-cell office:value-type="float" office:value="31.303808">
                <text:p>31.303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6.628666">
                <text:p>56.628666</text:p>
              </table:table-cell>
              <table:table-cell office:value-type="float" office:value="34.750744">
                <text:p>34.750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8.112732">
                <text:p>68.112732</text:p>
              </table:table-cell>
              <table:table-cell office:value-type="float" office:value="49.25296">
                <text:p>49.25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4.120987">
                <text:p>64.120987</text:p>
              </table:table-cell>
              <table:table-cell office:value-type="float" office:value="66.769249">
                <text:p>66.7692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0.139141">
                <text:p>60.139141</text:p>
              </table:table-cell>
              <table:table-cell office:value-type="float" office:value="45.620541">
                <text:p>45.6205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7.409752">
                <text:p>57.409752</text:p>
              </table:table-cell>
              <table:table-cell office:value-type="float" office:value="34.045002">
                <text:p>34.045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0.954288">
                <text:p>50.954288</text:p>
              </table:table-cell>
              <table:table-cell office:value-type="float" office:value="26.807077">
                <text:p>26.8070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0.17849">
                <text:p>50.17849</text:p>
              </table:table-cell>
              <table:table-cell office:value-type="float" office:value="18.054859">
                <text:p>18.0548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7.573048">
                <text:p>57.573048</text:p>
              </table:table-cell>
              <table:table-cell office:value-type="float" office:value="16.497942">
                <text:p>16.4979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4.744316">
                <text:p>64.744316</text:p>
              </table:table-cell>
              <table:table-cell office:value-type="float" office:value="45.420177">
                <text:p>45.4201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5.362755">
                <text:p>65.362755</text:p>
              </table:table-cell>
              <table:table-cell office:value-type="float" office:value="52.743649">
                <text:p>52.743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9.681118">
                <text:p>49.681118</text:p>
              </table:table-cell>
              <table:table-cell office:value-type="float" office:value="36.474964">
                <text:p>36.474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8.236332">
                <text:p>58.236332</text:p>
              </table:table-cell>
              <table:table-cell office:value-type="float" office:value="20.90134">
                <text:p>20.90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5.738094">
                <text:p>55.738094</text:p>
              </table:table-cell>
              <table:table-cell office:value-type="float" office:value="16.985336">
                <text:p>16.9853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3.778778">
                <text:p>63.778778</text:p>
              </table:table-cell>
              <table:table-cell office:value-type="float" office:value="16.09469">
                <text:p>16.094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1.175419">
                <text:p>41.175419</text:p>
              </table:table-cell>
              <table:table-cell office:value-type="float" office:value="6.986862">
                <text:p>6.9868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3.492367">
                <text:p>43.492367</text:p>
              </table:table-cell>
              <table:table-cell office:value-type="float" office:value="-1.337234">
                <text:p>-1.3372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7.662323">
                <text:p>47.662323</text:p>
              </table:table-cell>
              <table:table-cell office:value-type="float" office:value="-7.107673">
                <text:p>-7.1076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5.591946">
                <text:p>45.591946</text:p>
              </table:table-cell>
              <table:table-cell office:value-type="float" office:value="3.132165">
                <text:p>3.1321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8.638912">
                <text:p>58.638912</text:p>
              </table:table-cell>
              <table:table-cell office:value-type="float" office:value="17.566107">
                <text:p>17.566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0.946377">
                <text:p>60.946377</text:p>
              </table:table-cell>
              <table:table-cell office:value-type="float" office:value="23.588133">
                <text:p>23.5881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6.99765">
                <text:p>56.99765</text:p>
              </table:table-cell>
              <table:table-cell office:value-type="float" office:value="16.766266">
                <text:p>16.766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1.936577">
                <text:p>41.936577</text:p>
              </table:table-cell>
              <table:table-cell office:value-type="float" office:value="9.074409">
                <text:p>9.0744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2.453018">
                <text:p>42.453018</text:p>
              </table:table-cell>
              <table:table-cell office:value-type="float" office:value="25.990307">
                <text:p>25.9903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5.426414">
                <text:p>45.426414</text:p>
              </table:table-cell>
              <table:table-cell office:value-type="float" office:value="24.626965">
                <text:p>24.6269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7.741596">
                <text:p>47.741596</text:p>
              </table:table-cell>
              <table:table-cell office:value-type="float" office:value="40.4604">
                <text:p>40.46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4.533531">
                <text:p>44.533531</text:p>
              </table:table-cell>
              <table:table-cell office:value-type="float" office:value="54.202877">
                <text:p>54.2028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4.454418">
                <text:p>54.454418</text:p>
              </table:table-cell>
              <table:table-cell office:value-type="float" office:value="51.453632">
                <text:p>51.453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3.886765">
                <text:p>43.886765</text:p>
              </table:table-cell>
              <table:table-cell office:value-type="float" office:value="44.724335">
                <text:p>44.7243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3.655972">
                <text:p>43.655972</text:p>
              </table:table-cell>
              <table:table-cell office:value-type="float" office:value="41.285343">
                <text:p>41.2853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8.804245">
                <text:p>48.804245</text:p>
              </table:table-cell>
              <table:table-cell office:value-type="float" office:value="34.51815">
                <text:p>34.51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9.897011">
                <text:p>49.897011</text:p>
              </table:table-cell>
              <table:table-cell office:value-type="float" office:value="34.80162">
                <text:p>34.801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3.660225">
                <text:p>43.660225</text:p>
              </table:table-cell>
              <table:table-cell office:value-type="float" office:value="24.291021">
                <text:p>24.2910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1.069252">
                <text:p>51.069252</text:p>
              </table:table-cell>
              <table:table-cell office:value-type="float" office:value="-1.160076">
                <text:p>-1.1600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5.862404">
                <text:p>45.862404</text:p>
              </table:table-cell>
              <table:table-cell office:value-type="float" office:value="-6.857901">
                <text:p>-6.8579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1.109203">
                <text:p>51.109203</text:p>
              </table:table-cell>
              <table:table-cell office:value-type="float" office:value="-7.578489">
                <text:p>-7.5784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1.5312">
                <text:p>41.5312</text:p>
              </table:table-cell>
              <table:table-cell office:value-type="float" office:value="2.78495">
                <text:p>2.78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2.185978">
                <text:p>42.185978</text:p>
              </table:table-cell>
              <table:table-cell office:value-type="float" office:value="2.958606">
                <text:p>2.9586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5.447922">
                <text:p>45.447922</text:p>
              </table:table-cell>
              <table:table-cell office:value-type="float" office:value="-6.483935">
                <text:p>-6.483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1.408569">
                <text:p>41.408569</text:p>
              </table:table-cell>
              <table:table-cell office:value-type="float" office:value="-21.213005">
                <text:p>-21.213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3.633915">
                <text:p>53.633915</text:p>
              </table:table-cell>
              <table:table-cell office:value-type="float" office:value="-45.052753">
                <text:p>-45.0527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3.864986">
                <text:p>43.864986</text:p>
              </table:table-cell>
              <table:table-cell office:value-type="float" office:value="-51.073143">
                <text:p>-51.073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7.205456">
                <text:p>47.205456</text:p>
              </table:table-cell>
              <table:table-cell office:value-type="float" office:value="-45.630863">
                <text:p>-45.6308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3.64706">
                <text:p>53.64706</text:p>
              </table:table-cell>
              <table:table-cell office:value-type="float" office:value="-20.251778">
                <text:p>-20.251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4.408268">
                <text:p>54.408268</text:p>
              </table:table-cell>
              <table:table-cell office:value-type="float" office:value="8.949796">
                <text:p>8.949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1.848488">
                <text:p>61.848488</text:p>
              </table:table-cell>
              <table:table-cell office:value-type="float" office:value="12.656529">
                <text:p>12.6565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4.683128">
                <text:p>64.683128</text:p>
              </table:table-cell>
              <table:table-cell office:value-type="float" office:value="13.895757">
                <text:p>13.895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9.827225">
                <text:p>59.827225</text:p>
              </table:table-cell>
              <table:table-cell office:value-type="float" office:value="9.364973">
                <text:p>9.3649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1.893837">
                <text:p>51.893837</text:p>
              </table:table-cell>
              <table:table-cell office:value-type="float" office:value="19.55081">
                <text:p>19.55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B500 Sheet1.E3:Sheet1.E500" svg:x="0.32cm" svg:y="0.18cm" svg:width="15.36cm" svg:height="8.64cm">
          <chartooo:coordinate-region svg:x="0.941cm" svg:y="0.379cm" svg:width="14.45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500" chart:class="chart:scatter">
            <chart:domain table:cell-range-address="Sheet1.B3:Sheet1.B500"/>
            <chart:data-point chart:repeated="4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00</svg:desc>
                </draw:g>
              </table:table-cell>
              <table:table-cell office:value-type="float" office:value="14">
                <text:p>14</text:p>
                <draw:g>
                  <svg:desc>Sheet1.E3:Sheet1.E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